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Timo Hofman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3.84" calcext:value-type="float">
            <text:p>3.8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30:50.3574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32:41.407150000</dc:date>
    <meta:editing-duration>PT2H16M42S</meta:editing-duration>
    <meta:editing-cycles>14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